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avaValidator.setConfiguration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vaValidator.buildFailMessage( Element validationRule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